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opacity="94%" draw:textarea-vertical-align="top" fo:min-height="2.776cm"/>
    </style:style>
    <style:style style:name="gr3" style:family="graphic" style:parent-style-name="standard">
      <style:graphic-properties draw:stroke="solid" svg:stroke-color="#ff6600" draw:fill="none" draw:fill-color="#ffffff" fo:min-height="2.85cm"/>
    </style:style>
    <style:style style:name="gr4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fill-color="#ffffff" draw:opacity="94%" draw:textarea-horizontal-align="justify" draw:textarea-vertical-align="top" draw:auto-grow-height="false" fo:min-height="4.45cm" fo:min-width="8.576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standard">
      <style:graphic-properties draw:stroke="none" svg:stroke-color="#000000" draw:fill="none" draw:fill-color="#ffffff" fo:min-height="1.232cm"/>
    </style:style>
    <style:style style:name="gr8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25cm" fo:min-width="2.9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15cm" fo:min-width="2.5cm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color="#ff6600" draw:fill="none" draw:fill-color="#ffffff" fo:min-height="2.221cm"/>
    </style:style>
    <style:style style:name="gr11" style:family="graphic" style:parent-style-name="standard">
      <style:graphic-properties draw:stroke="solid" svg:stroke-color="#99ff66" draw:fill="none" draw:fill-color="#ffffff" fo:min-height="1.111cm"/>
    </style:style>
    <style:style style:name="gr12" style:family="graphic" style:parent-style-name="standard">
      <style:graphic-properties draw:stroke="dash" draw:stroke-dash="Fine_20_Dotted" svg:stroke-width="0.1cm" svg:stroke-color="#99ff66" draw:marker-start-width="0.35cm" draw:marker-end-width="0.35cm" draw:fill="none" draw:fill-color="#ffffff" fo:min-height="1.111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4" style:family="graphic" style:parent-style-name="standard">
      <style:graphic-properties draw:stroke="dash" draw:stroke-dash="Fine_20_Dotted" svg:stroke-width="0.1cm" svg:stroke-color="#99ff66" draw:marker-start-width="0.5cm" draw:marker-end-width="0.5cm" draw:fill="none" draw:fill-color="#ffffff" fo:min-height="1.75cm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otted" svg:stroke-width="0.081cm" svg:stroke-color="#99ff66" draw:marker-start-width="0.471cm" draw:marker-end="Arrow" draw:marker-end-width="0.57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2">
      <style:graphic-properties draw:stroke="solid" svg:stroke-color="#000000" draw:fill="solid" draw:fill-color="#ffff99" fo:min-height="2.95cm"/>
    </style:style>
    <style:style style:name="gr17" style:family="graphic" style:parent-style-name="standard">
      <style:graphic-properties draw:stroke="solid" svg:stroke-color="#000000" draw:fill="none" draw:fill-color="#ffffff" fo:min-height="2.3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solid" svg:stroke-width="0.018cm" svg:stroke-color="#00cc33" draw:marker-start-width="0.227cm" draw:marker-end-width="0.227cm" draw:fill="none" draw:fill-color="#ffffff" fo:min-height="1.432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 draw:opacity="94%"/>
      <style:paragraph-properties fo:text-align="start"/>
      <style:text-properties style:font-name="Liberation Sans1" fo:font-size="14pt" style:font-weight-complex="600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 draw:opacity="94%"/>
      <style:paragraph-properties fo:text-align="start"/>
      <style:text-properties style:font-name="Liberation Sans1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/>
      <style:paragraph-properties fo:text-align="center"/>
      <style:text-properties fo:color="#800000"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0" style:family="paragraph">
      <loext:graphic-properties draw:fill="none" draw:fill-color="#ffffff"/>
      <style:text-properties fo:color="#800000"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8pt" style:font-size-complex="18pt"/>
    </style:style>
    <style:style style:name="P12" style:family="paragraph">
      <loext:graphic-properties draw:fill="none" draw:fill-color="#ffffff" draw:opacity="94%"/>
      <style:paragraph-properties fo:text-align="start"/>
      <style:text-properties fo:font-size="14pt" style:font-size-asian="16pt" style:font-size-complex="1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3333ff" fo:font-size="14pt" style:font-size-asian="18pt" style:font-size-complex="18pt"/>
    </style:style>
    <style:style style:name="P15" style:family="paragraph">
      <style:paragraph-properties fo:text-align="justify"/>
    </style:style>
    <style:style style:name="P16" style:family="paragraph">
      <loext:graphic-properties draw:fill="solid" draw:fill-color="#ffff99"/>
      <style:paragraph-properties fo:text-align="justify"/>
      <style:text-properties fo:font-size="12pt" style:font-size-asian="18pt" style:font-size-complex="18pt"/>
    </style:style>
    <style:style style:name="P17" style:family="paragraph">
      <loext:graphic-properties draw:fill="none" draw:fill-color="#ffffff"/>
      <style:text-properties fo:color="#3333ff" fo:font-size="14pt" style:font-size-asian="14pt" style:font-size-complex="14pt"/>
    </style:style>
    <style:style style:name="T1" style:family="text">
      <style:text-properties style:font-name="Liberation Sans1" fo:font-size="14pt" fo:font-weight="bold" style:font-weight-asian="bold" style:font-weight-complex="600"/>
    </style:style>
    <style:style style:name="T2" style:family="text">
      <style:text-properties style:font-name="Liberation Sans1" fo:font-size="14pt" style:font-size-asian="16pt" style:font-size-complex="16pt" style:font-weight-complex="600"/>
    </style:style>
    <style:style style:name="T3" style:family="text">
      <style:text-properties fo:color="#00cc00" style:font-name="Liberation Sans1" fo:font-size="14pt" style:font-size-asian="16pt" style:font-size-complex="16pt" style:font-weight-complex="600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Liberation Sans1" fo:font-size="14pt" fo:font-weight="bold" style:font-size-asian="18pt" style:font-weight-asian="bold" style:font-size-complex="18pt" style:font-weight-complex="600"/>
    </style:style>
    <style:style style:name="T6" style:family="text">
      <style:text-properties fo:color="#3333ff" style:font-name="Liberation Sans1" fo:font-size="14pt" style:font-size-asian="16pt" style:font-size-complex="16pt"/>
    </style:style>
    <style:style style:name="T7" style:family="text">
      <style:text-properties style:font-name="Liberation Sans1" fo:font-size="14pt" style:font-size-asian="16pt" style:font-size-complex="16pt"/>
    </style:style>
    <style:style style:name="T8" style:family="text">
      <style:text-properties fo:color="#3333ff" style:font-name="Liberation Sans1" fo:font-size="14pt" style:text-underline-style="none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1" style:family="text">
      <style:text-properties fo:color="#800000" style:font-name="Liberation Sans1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2" style:family="text">
      <style:text-properties fo:color="#800000" fo:font-size="14pt" style:font-size-asian="18pt" style:font-size-complex="18pt"/>
    </style:style>
    <style:style style:name="T13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font-size="14pt" fo:font-weight="bold" style:font-size-asian="16pt" style:font-weight-asian="bold" style:font-size-complex="16pt" style:font-weight-complex="bold"/>
    </style:style>
    <style:style style:name="T15" style:family="text">
      <style:text-properties fo:font-size="14pt" style:font-size-asian="16pt" style:font-size-complex="16pt"/>
    </style:style>
    <style:style style:name="T16" style:family="text">
      <style:text-properties fo:color="#00cc00" fo:font-size="14pt" style:font-size-asian="16pt" style:font-size-complex="16pt"/>
    </style:style>
    <style:style style:name="T17" style:family="text">
      <style:text-properties fo:color="#00cc00" fo:font-size="14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color="#ff6600" fo:font-size="14pt" style:font-size-asian="16pt" style:font-size-complex="16pt"/>
    </style:style>
    <style:style style:name="T19" style:family="text">
      <style:text-properties fo:color="#3333ff" fo:font-size="14pt" style:font-size-asian="18pt" style:font-size-complex="18pt"/>
    </style:style>
    <style:style style:name="T20" style:family="text">
      <style:text-properties fo:color="#00cc00" fo:font-size="12pt" style:font-size-asian="18pt" style:font-size-complex="18pt"/>
    </style:style>
    <style:style style:name="T21" style:family="text">
      <style:text-properties fo:color="#ff6600" fo:font-size="12pt" style:font-size-asian="18pt" style:font-size-complex="18pt"/>
    </style:style>
    <style:style style:name="T22" style:family="text">
      <style:text-properties fo:color="#660066" fo:font-size="12pt" style:font-size-asian="18pt" style:font-size-complex="18pt"/>
    </style:style>
    <style:style style:name="T23" style:family="text">
      <style:text-properties fo:color="#000000" fo:font-size="12pt" fo:font-weight="bold" style:font-size-asian="18pt" style:font-weight-asian="bold" style:font-size-complex="18pt" style:font-weight-complex="bold"/>
    </style:style>
    <style:style style:name="T24" style:family="text">
      <style:text-properties fo:color="#3333ff" fo:font-size="12pt" style:font-size-asian="18pt" style:font-size-complex="18pt"/>
    </style:style>
    <style:style style:name="T25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26" style:family="text">
      <style:text-properties fo:font-size="14pt" fo:font-weight="bold" style:font-size-asian="18pt" style:font-weight-asian="bold" style:font-size-complex="18pt" style:font-weight-complex="bold"/>
    </style:style>
    <style:style style:name="T27" style:family="text">
      <style:text-properties fo:color="#00cc00" fo:font-size="14pt" style:font-size-asian="18pt" style:font-size-complex="18pt"/>
    </style:style>
    <style:style style:name="T28" style:family="text">
      <style:text-properties fo:color="#ff6600" fo:font-size="14pt" style:font-size-asian="18pt" style:font-size-complex="18pt"/>
    </style:style>
    <style:style style:name="T29" style:family="text">
      <style:text-properties fo:color="#00cc00" fo:font-size="14pt" style:text-underline-style="solid" style:text-underline-width="auto" style:text-underline-color="font-color" style:font-size-asian="18pt" style:font-size-complex="18pt"/>
    </style:style>
    <style:style style:name="T30" style:family="text">
      <style:text-properties fo:color="#3333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19.6cm" svg:y1="6.65cm" svg:x2="14.426cm" svg:y2="7.898cm" draw:start-shape="id1" draw:start-glue-point="3" draw:end-shape="id2" draw:end-glue-point="0" svg:d="M19600 6650l-5174 1248" svg:viewBox="0 0 5175 1249">
          <text:p/>
        </draw:connector>
        <draw:frame draw:style-name="gr2" draw:text-style-name="P3" xml:id="id2" draw:id="id2" draw:layer="layout" svg:width="8.85cm" svg:height="3.026cm" svg:x="10.001cm" svg:y="7.898cm">
          <draw:text-box>
            <text:p text:style-name="P2"><text:span text:style-name="T1">Mapping :</text:span></text:p>
            <text:list text:style-name="L1">
              <text:list-item>
                <text:p text:style-name="P2"><text:span text:style-name="T2">Filtering of reads mapped to rRNA</text:span></text:p>
              </text:list-item>
              <text:list-item>
                <text:p text:style-name="P2"><text:span text:style-name="T2">Mapping to reference genome</text:span></text:p>
              </text:list-item>
              <text:list-item>
                <text:p text:style-name="P2"><text:span text:style-name="T3">Filtering of multi-reads</text:span></text:p>
              </text:list-item>
              <text:list-item>
                <text:p text:style-name="P2"><text:span text:style-name="T2">Mapping output sorted &amp; indexed</text:span></text:p>
              </text:list-item>
            </text:list>
          </draw:text-box>
        </draw:frame>
        <draw:frame draw:style-name="gr3" draw:text-style-name="P4" xml:id="id1" draw:id="id1" draw:layer="layout" svg:width="6.4cm" svg:height="3.1cm" svg:x="19.6cm" svg:y="5.1cm">
          <draw:text-box>
            <text:p><text:span text:style-name="T4">Pre-processing :</text:span></text:p>
            <text:list text:style-name="L1">
              <text:list-item>
                <text:p><text:span text:style-name="T4">Pool all sequences / sample</text:span></text:p>
              </text:list-item>
              <text:list-item>
                <text:p><text:span text:style-name="T4">Pool all sequences over all samples</text:span></text:p>
              </text:list-item>
            </text:list>
          </draw:text-box>
        </draw:frame>
        <draw:connector draw:style-name="gr4" draw:text-style-name="P1" draw:layer="layout" draw:type="line" svg:x1="14.438cm" svg:y1="6.2cm" svg:x2="14.426cm" svg:y2="7.898cm" draw:start-shape="id3" draw:start-glue-point="2" draw:end-shape="id2" draw:end-glue-point="0" svg:d="M14438 6200l-12 1698" svg:viewBox="0 0 13 1699">
          <text:p/>
        </draw:connector>
        <draw:custom-shape draw:style-name="gr5" draw:text-style-name="P5" xml:id="id3" draw:id="id3" draw:layer="layout" svg:width="9.076cm" svg:height="4.7cm" svg:x="9.9cm" svg:y="1.5cm">
          <text:p text:style-name="P2"><text:span text:style-name="T5">Pre-processing of raw data:</text:span></text:p>
          <text:list text:style-name="L1">
            <text:list-item>
              <text:p text:style-name="P2"><text:span text:style-name="T6">Demultiplexing</text:span></text:p>
            </text:list-item>
            <text:list-item>
              <text:p text:style-name="P2"><text:span text:style-name="T7">Quality report</text:span></text:p>
            </text:list-item>
            <text:list-item>
              <text:p text:style-name="P2"><text:span text:style-name="T7">Filtering of reads with bad IQF</text:span></text:p>
            </text:list-item>
            <text:list-item>
              <text:p text:style-name="P2"><text:span text:style-name="T6">Filtering of PCR duplicates</text:span></text:p>
            </text:list-item>
            <text:list-item>
              <text:p text:style-name="P2"><text:span text:style-name="T8">Extract Unique Molecular Identifier</text:span></text:p>
              <text:p text:style-name="P2"><text:span text:style-name="T7">Adapters trimming</text:span></text:p>
            </text:list-item>
            <text:list-item>
              <text:p text:style-name="P2"><text:span text:style-name="T7">Size selec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cm" svg:height="1.361cm" svg:x="12cm" svg:y="6.4cm">
          <draw:text-box>
            <text:p><text:span text:style-name="T4">For each sample</text:span></text:p>
          </draw:text-box>
        </draw:frame>
        <draw:frame draw:style-name="gr7" draw:text-style-name="P6" draw:layer="layout" svg:width="5.481cm" svg:height="1.482cm" svg:x="19.619cm" svg:y="3.518cm">
          <draw:text-box>
            <text:p><text:span text:style-name="T9">For all sequences</text:span></text:p>
            <text:p><text:span text:style-name="T9">over all samples</text:span></text:p>
          </draw:text-box>
        </draw:frame>
        <draw:custom-shape draw:style-name="gr8" draw:text-style-name="P8" xml:id="id5" draw:id="id5" draw:layer="layout" svg:width="3.4cm" svg:height="1.5cm" svg:x="8.2cm" svg:y="11.7cm">
          <text:p text:style-name="P7"><text:span text:style-name="T10">P-site offsets</text:span></text:p>
          <text:p text:style-name="P7"><text:span text:style-name="T10">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" draw:id="id4" draw:layer="layout" svg:width="3cm" svg:height="1.4cm" svg:x="4.3cm" svg:y="11.8cm">
          <text:p text:style-name="P7"><text:span text:style-name="T11">Metagene</text:span></text:p>
          <text:p text:style-name="P7"><text:span text:style-name="T11">analys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3cm" svg:y1="12.5cm" svg:x2="8.2cm" svg:y2="12.45cm" draw:start-shape="id4" draw:start-glue-point="1" draw:end-shape="id5" draw:end-glue-point="3" svg:d="M7300 12500l900-50" svg:viewBox="0 0 901 51">
          <text:p/>
        </draw:connector>
        <draw:frame draw:style-name="gr10" draw:text-style-name="P10" xml:id="id6" draw:id="id6" draw:layer="layout" svg:width="3.5cm" svg:height="2.471cm" svg:x="19.8cm" svg:y="9.9cm">
          <draw:text-box>
            <text:p><text:span text:style-name="T12">Multi-mapped annotations clustering</text:span></text:p>
          </draw:text-box>
        </draw:frame>
        <draw:connector draw:style-name="gr1" draw:text-style-name="P1" draw:layer="layout" draw:type="line" svg:x1="18.851cm" svg:y1="9.411cm" svg:x2="19.8cm" svg:y2="11.135cm" draw:start-shape="id2" draw:start-glue-point="1" draw:end-shape="id6" draw:end-glue-point="3" svg:d="M18851 9411l949 1724" svg:viewBox="0 0 950 1725">
          <text:p/>
        </draw:connector>
        <draw:frame draw:style-name="gr11" draw:text-style-name="P11" xml:id="id7" draw:id="id7" draw:layer="layout" svg:width="3.7cm" svg:height="1.361cm" svg:x="12.65cm" svg:y="11.747cm">
          <draw:text-box>
            <text:p><text:span text:style-name="T13">Isoform-level estimation</text:span></text:p>
          </draw:text-box>
        </draw:frame>
        <draw:connector draw:style-name="gr4" draw:text-style-name="P1" draw:layer="layout" draw:type="line" svg:x1="11.6cm" svg:y1="12.45cm" svg:x2="12.65cm" svg:y2="12.427cm" draw:start-shape="id5" draw:start-glue-point="1" draw:end-shape="id7" draw:end-glue-point="3" svg:d="M11600 12450l1050-23" svg:viewBox="0 0 1051 24">
          <text:p/>
        </draw:connector>
        <draw:connector draw:style-name="gr1" draw:text-style-name="P1" draw:layer="layout" draw:type="line" svg:x1="21.55cm" svg:y1="12.371cm" svg:x2="14.476cm" svg:y2="13.794cm" draw:start-shape="id6" draw:start-glue-point="2" draw:end-shape="id8" draw:end-glue-point="0" svg:d="M21550 12371l-7074 1423" svg:viewBox="0 0 7075 1424">
          <text:p/>
        </draw:connector>
        <draw:frame draw:style-name="gr2" draw:text-style-name="P12" xml:id="id8" draw:id="id8" draw:layer="layout" svg:width="8.2cm" svg:height="3.026cm" svg:x="10.376cm" svg:y="13.794cm">
          <draw:text-box>
            <text:p text:style-name="P2"><text:span text:style-name="T14">Expression estimation</text:span><text:span text:style-name="T15"> considering :</text:span></text:p>
            <text:list text:style-name="L1">
              <text:list-item>
                <text:p text:style-name="P2"><text:span text:style-name="T16">Longest CDS</text:span></text:p>
              </text:list-item>
              <text:list-item>
                <text:p text:style-name="P2"><text:span text:style-name="T17">Splicing-isoform-level assessing</text:span></text:p>
              </text:list-item>
              <text:list-item>
                <text:p text:style-name="P2"><text:span text:style-name="T18">Clusters</text:span></text:p>
              </text:list-item>
            </text:list>
          </draw:text-box>
        </draw:frame>
        <draw:connector draw:style-name="gr4" draw:text-style-name="P1" draw:layer="layout" draw:type="line" svg:x1="14.5cm" svg:y1="13.108cm" svg:x2="14.476cm" svg:y2="13.794cm" draw:start-shape="id7" draw:start-glue-point="2" draw:end-shape="id8" draw:end-glue-point="0" svg:d="M14500 13108l-24 686" svg:viewBox="0 0 25 687">
          <text:p/>
        </draw:connector>
        <draw:frame draw:style-name="gr12" draw:text-style-name="P4" xml:id="id9" draw:id="id9" draw:layer="layout" svg:width="4.6cm" svg:height="1.461cm" svg:x="4.3cm" svg:y="7cm">
          <draw:text-box>
            <text:p><text:span text:style-name="T4">Triplet-periodicity analysis</text:span></text:p>
          </draw:text-box>
        </draw:frame>
        <draw:connector draw:style-name="gr4" draw:text-style-name="P1" draw:layer="layout" draw:type="line" svg:x1="10.001cm" svg:y1="9.411cm" svg:x2="8.9cm" svg:y2="7.73cm" draw:start-shape="id2" draw:start-glue-point="3" draw:end-shape="id9" draw:end-glue-point="1" svg:d="M10001 9411l-1101-1681" svg:viewBox="0 0 1102 1682">
          <text:p/>
        </draw:connector>
        <draw:connector draw:style-name="gr4" draw:text-style-name="P1" draw:layer="layout" draw:type="line" svg:x1="14.426cm" svg:y1="10.924cm" svg:x2="9.9cm" svg:y2="11.7cm" draw:start-shape="id2" draw:start-glue-point="2" draw:end-shape="id5" draw:end-glue-point="0" svg:d="M14426 10924l-4526 776" svg:viewBox="0 0 4527 777">
          <text:p/>
        </draw:connector>
        <draw:frame draw:style-name="gr13" draw:text-style-name="P13" draw:layer="layout" svg:width="0.502cm" svg:height="1.195cm" svg:x="18.7cm" svg:y="16.9cm">
          <draw:text-box>
            <text:p/>
          </draw:text-box>
        </draw:frame>
        <draw:frame draw:style-name="gr13" draw:text-style-name="P13" draw:layer="layout" svg:width="0.502cm" svg:height="1.195cm" svg:x="6.1cm" svg:y="19.2cm">
          <draw:text-box>
            <text:p/>
          </draw:text-box>
        </draw:frame>
        <draw:frame draw:style-name="gr14" draw:text-style-name="P14" xml:id="id10" draw:id="id10" draw:layer="layout" svg:width="2.9cm" svg:height="2.1cm" svg:x="4.5cm" svg:y="8.9cm">
          <draw:text-box>
            <text:p><text:span text:style-name="T19">PCR duplicates removal</text:span></text:p>
          </draw:text-box>
        </draw:frame>
        <draw:connector draw:style-name="gr4" draw:text-style-name="P1" draw:layer="layout" draw:type="line" svg:x1="10.001cm" svg:y1="9.411cm" svg:x2="7.4cm" svg:y2="9.95cm" draw:start-shape="id2" draw:start-glue-point="3" draw:end-shape="id10" draw:end-glue-point="1" svg:d="M10001 9411l-2601 539" svg:viewBox="0 0 2602 540">
          <text:p/>
        </draw:connector>
        <draw:connector draw:style-name="gr15" draw:text-style-name="P1" draw:layer="layout" draw:type="line" svg:x1="7.4cm" svg:y1="9.95cm" svg:x2="9.9cm" svg:y2="11.7cm" draw:start-shape="id10" draw:start-glue-point="1" draw:end-shape="id5" draw:end-glue-point="0" svg:d="M7400 9950l2500 1750" svg:viewBox="0 0 2501 1751">
          <text:p/>
        </draw:connector>
        <draw:frame draw:style-name="gr16" draw:text-style-name="P16" draw:layer="layout" svg:width="5.6cm" svg:height="3.2cm" svg:x="3.1cm" svg:y="3.1cm">
          <draw:text-box>
            <text:list text:style-name="L2">
              <text:list-item>
                <text:p text:style-name="P15"><text:span text:style-name="T20">Mainstream analysis</text:span></text:p>
              </text:list-item>
              <text:list-item>
                <text:p text:style-name="P15"><text:span text:style-name="T21">Clusters analysis</text:span></text:p>
              </text:list-item>
              <text:list-item>
                <text:p text:style-name="P15"><text:span text:style-name="T22">Novel steps</text:span></text:p>
              </text:list-item>
              <text:list-item>
                <text:p text:style-name="P15"><text:span text:style-name="T23">Main steps</text:span></text:p>
              </text:list-item>
              <text:list-item>
                <text:p text:style-name="P15"><text:span text:style-name="T24">Optional step</text:span></text:p>
              </text:list-item>
              <text:list-item>
                <text:p text:style-name="P15"><text:span text:style-name="T25">RNA-seq data provided</text:span></text:p>
              </text:list-item>
            </text:list>
          </draw:text-box>
        </draw:frame>
        <draw:frame draw:style-name="gr17" draw:text-style-name="P4" xml:id="id11" draw:id="id11" draw:layer="layout" svg:width="6cm" svg:height="2.6cm" svg:x="19.8cm" svg:y="14cm">
          <draw:text-box>
            <text:p><text:span text:style-name="T26">Differenretial analysis :</text:span></text:p>
            <text:list text:style-name="L1">
              <text:list-item>
                <text:p><text:span text:style-name="T27">Genes</text:span><text:span text:style-name="T4">/</text:span><text:span text:style-name="T28">Clusters</text:span><text:span text:style-name="T4"> </text:span><text:span text:style-name="T12">translation</text:span></text:p>
              </text:list-item>
              <text:list-item>
                <text:p><text:span text:style-name="T29">Regulation level</text:span></text:p>
              </text:list-item>
            </text:list>
          </draw:text-box>
        </draw:frame>
        <draw:connector draw:style-name="gr18" draw:text-style-name="P1" draw:layer="layout" draw:type="line" svg:x1="18.576cm" svg:y1="15.307cm" svg:x2="19.8cm" svg:y2="15.3cm" draw:start-shape="id8" draw:start-glue-point="1" draw:end-shape="id11" draw:end-glue-point="3" svg:d="M18576 15307l1224-7" svg:viewBox="0 0 1225 8">
          <text:p/>
        </draw:connector>
        <draw:frame draw:style-name="gr19" draw:text-style-name="P17" xml:id="id12" draw:id="id12" draw:layer="controls" svg:width="3.5cm" svg:height="1.7cm" svg:x="5.137cm" svg:y="14.468cm">
          <draw:text-box>
            <text:p><text:span text:style-name="T30">Prediction of</text:span></text:p>
            <text:p><text:span text:style-name="T30">new ORFs</text:span></text:p>
          </draw:text-box>
        </draw:frame>
        <draw:connector draw:style-name="gr18" draw:text-style-name="P1" draw:layer="controls" draw:type="line" svg:x1="10.376cm" svg:y1="15.307cm" svg:x2="8.637cm" svg:y2="15.318cm" draw:start-shape="id8" draw:start-glue-point="3" draw:end-shape="id12" svg:d="M10376 15307l-1739 11" svg:viewBox="0 0 1740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0:13:53.844082097</meta:creation-date>
    <dc:date>2017-01-15T22:22:36.527068986</dc:date>
    <meta:editing-duration>PT9H14M58S</meta:editing-duration>
    <meta:editing-cycles>32</meta:editing-cycles>
    <meta:generator>LibreOffice/5.2.4.2.1$Linux_X86_64 LibreOffice_project/20m0$Build-2</meta:generator>
    <dc:creator>Costas Bouyioukos</dc:creator>
    <meta:document-statistic meta:object-count="30"/>
  </office:meta>
</office:document-meta>
</file>